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="none" loext:fill-use-slide-background="false" draw:opacity="50%" draw:textarea-horizontal-align="justify" draw:textarea-vertical-align="middle" draw:auto-grow-height="false" fo:min-height="1.446cm" fo:min-width="2.696cm" fo:padding-top="0.152cm" fo:padding-bottom="0.152cm" fo:padding-left="0.277cm" fo:padding-right="0.27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5cm" fo:min-width="0cm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7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cm" fo:min-width="0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2a6099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698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698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P1" style:family="paragraph">
      <loext:graphic-properties draw:fill="none" draw:opacity="50%"/>
      <style:paragraph-properties fo:text-align="center"/>
      <style:text-properties style:font-name="Cousine"/>
    </style:style>
    <style:style style:name="P2" style:family="paragraph">
      <style:paragraph-properties fo:margin-top="0.1cm" fo:margin-bottom="0cm"/>
    </style:style>
    <style:style style:name="P3" style:family="paragraph">
      <style:paragraph-properties fo:margin-left="0cm" fo:margin-right="0cm" fo:margin-top="0.1cm" fo:margin-bottom="0cm" fo:line-height="100%" fo:text-indent="0cm"/>
    </style:style>
    <style:style style:name="P4" style:family="paragraph">
      <loext:graphic-properties draw:fill="none" draw:fill-color="#ffffff"/>
      <style:paragraph-properties fo:margin-top="0.1cm" fo:margin-bottom="0cm"/>
      <style:text-properties style:font-name="Cousine" fo:font-size="10pt"/>
    </style:style>
    <style:style style:name="P5" style:family="paragraph">
      <loext:graphic-properties draw:fill="none" draw:fill-color="#ffffff"/>
      <style:text-properties style:font-name="Cousine" fo:font-size="10pt" style:font-size-asian="10pt" style:font-size-complex="10pt"/>
    </style:style>
    <style:style style:name="P6" style:family="paragraph">
      <loext:graphic-properties draw:fill="none" draw:fill-color="#ffffff"/>
      <style:text-properties fo:color="#c9211e" loext:opacity="100%" style:font-name="Cousine" fo:font-size="10pt" style:font-size-asian="10pt" style:font-size-complex="10pt"/>
    </style:style>
    <style:style style:name="P7" style:family="paragraph">
      <loext:graphic-properties draw:fill="none" draw:fill-color="#ffffff"/>
      <style:text-properties fo:color="#3465a4" loext:opacity="100%" style:font-name="Cousine" fo:font-size="10pt" style:font-size-asian="10pt" style:font-size-complex="10pt"/>
    </style:style>
    <style:style style:name="P8" style:family="paragraph">
      <loext:graphic-properties draw:fill="none" draw:fill-color="#ffffff"/>
      <style:text-properties style:font-name="Cousine" fo:font-size="12pt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style:font-name="Cousine"/>
    </style:style>
    <style:style style:name="T1" style:family="text">
      <style:text-properties style:font-name="Cousine" fo:font-size="10pt"/>
    </style:style>
    <style:style style:name="T2" style:family="text">
      <style:text-properties style:font-name="Cousine" fo:font-size="10pt" style:font-size-asian="10pt" style:font-size-complex="10pt"/>
    </style:style>
    <style:style style:name="T3" style:family="text">
      <style:text-properties fo:color="#c9211e" loext:opacity="100%" style:font-name="Cousine" fo:font-size="10pt" style:font-size-asian="10pt" style:font-size-complex="10pt"/>
    </style:style>
    <style:style style:name="T4" style:family="text">
      <style:text-properties fo:color="#3465a4" loext:opacity="100%" style:font-name="Cousin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5cm" svg:height="1.75cm" svg:x="3.652cm" svg:y="0.2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25cm" svg:height="1.645cm" svg:x="3.802cm" svg:y="0.396cm">
          <draw:text-box>
            <text:p text:style-name="P2"><text:span text:style-name="T1">v0</text:span></text:p>
            <text:p text:style-name="P2"><text:span text:style-name="T1">v1</text:span></text:p>
            <text:p text:style-name="P3"><text:span text:style-name="T2"/></text:p>
          </draw:text-box>
        </draw:frame>
        <draw:custom-shape draw:style-name="gr3" draw:text-style-name="P1" draw:layer="layout" svg:width="3.252cm" svg:height="1.75cm" svg:x="1.05cm" svg:y="3.0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6cm" svg:height="1.79cm" svg:x="1.052cm" svg:y="3.15cm">
          <draw:text-box>
            <text:p text:style-name="P2"><text:span text:style-name="T1">p(v2 ← v0, v1)</text:span></text:p>
          </draw:text-box>
        </draw:frame>
        <draw:custom-shape draw:style-name="gr5" draw:text-style-name="P1" draw:layer="layout" svg:width="3.25cm" svg:height="1.75cm" svg:x="6.302cm" svg:y="3.0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848cm" svg:height="1.79cm" svg:x="6.302cm" svg:y="3.11cm">
          <draw:text-box>
            <text:p text:style-name="P2"><text:span text:style-name="T1">v3</text:span></text:p>
            <text:p text:style-name="P2"><text:span text:style-name="T1">v4 ← v1, v3</text:span></text:p>
            <text:p text:style-name="P3"><text:span text:style-name="T1">__ ← v4</text:span></text:p>
          </draw:text-box>
        </draw:frame>
        <draw:custom-shape draw:style-name="gr6" draw:text-style-name="P1" draw:layer="layout" svg:width="3.25cm" svg:height="1.75cm" svg:x="3.702cm" svg:y="5.9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2cm" svg:height="1.54cm" svg:x="3.802cm" svg:y="6.15cm">
          <draw:text-box>
            <text:p text:style-name="P2"><text:span text:style-name="T1">v5 ← v2, v1</text:span></text:p>
            <text:p text:style-name="P3"><text:span text:style-name="T1"/></text:p>
          </draw:text-box>
        </draw:frame>
        <draw:frame draw:style-name="gr8" draw:text-style-name="P5" draw:layer="layout" svg:width="1.25cm" svg:height="0.649cm" svg:x="2.6cm" svg:y="0.25cm">
          <draw:text-box>
            <text:p><text:span text:style-name="T2">BB0</text:span></text:p>
          </draw:text-box>
        </draw:frame>
        <draw:frame draw:style-name="gr8" draw:text-style-name="P6" draw:layer="layout" svg:width="1.302cm" svg:height="0.649cm" svg:x="0cm" svg:y="3.05cm">
          <draw:text-box>
            <text:p><text:span text:style-name="T3">BB1</text:span></text:p>
          </draw:text-box>
        </draw:frame>
        <draw:frame draw:style-name="gr8" draw:text-style-name="P7" draw:layer="layout" svg:width="1.302cm" svg:height="0.649cm" svg:x="5.25cm" svg:y="3.05cm">
          <draw:text-box>
            <text:p><text:span text:style-name="T4">BB2</text:span></text:p>
          </draw:text-box>
        </draw:frame>
        <draw:frame draw:style-name="gr8" draw:text-style-name="P8" draw:layer="layout" svg:width="1.302cm" svg:height="0.649cm" svg:x="2.6cm" svg:y="5.95cm">
          <draw:text-box>
            <text:p><text:span text:style-name="T2">BB3</text:span></text:p>
          </draw:text-box>
        </draw:frame>
        <draw:line draw:style-name="gr9" draw:text-style-name="P9" draw:layer="layout" svg:x1="4.8cm" svg:y1="2cm" svg:x2="3.8cm" svg:y2="3cm">
          <text:p/>
        </draw:line>
        <draw:line draw:style-name="gr10" draw:text-style-name="P9" draw:layer="layout" svg:x1="5.8cm" svg:y1="2cm" svg:x2="6.8cm" svg:y2="3cm">
          <text:p/>
        </draw:line>
        <draw:line draw:style-name="gr10" draw:text-style-name="P9" draw:layer="layout" svg:x1="3.797cm" svg:y1="4.808cm" svg:x2="4.706cm" svg:y2="5.891cm">
          <text:p/>
        </draw:line>
        <draw:line draw:style-name="gr9" draw:text-style-name="P9" draw:layer="layout" svg:x1="6.756cm" svg:y1="4.858cm" svg:x2="5.847cm" svg:y2="5.94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09:49:03.835254936</meta:creation-date>
    <dc:date>2025-02-12T11:11:44.150316811</dc:date>
    <meta:editing-duration>PT21M33S</meta:editing-duration>
    <meta:editing-cycles>5</meta:editing-cycles>
    <meta:generator>LibreOffice/24.2.7.2$Linux_X86_64 LibreOffice_project/420$Build-2</meta:generator>
    <meta:document-statistic meta:object-count="16"/>
  </office:meta>
</office:document-meta>
</file>